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RUCTION AND MANUAL FOR FLOOT </text:p>
      <text:p text:style-name="P3">first app which converts fluka files into .root <text:s/></text:p>
      <text:p text:style-name="P1"/>
      <text:p text:style-name="P2">FLOOT was developed and tested on Linux OX so as this instruction.</text:p>
      <text:p text:style-name="P2"/>
      <text:p text:style-name="P2">1. Download FLUKA_GUI from https://github.com/PatrykPasterny/PITE_Project</text:p>
      <text:p text:style-name="P2">2. Inside FLUKA_GUI type 'python FLOOT_2-1.py'</text:p>
      <text:p text:style-name="P2">3. Using CHANGE DIRECTORY choose directory where you store your FLUKA .dat and .lis files</text:p>
      <text:p text:style-name="P2">3. Using arrows or mouse double click choose file, which you would like to convert or convert and plot.</text:p>
      <text:p text:style-name="P2">4. You can also use CONVERT ALL DIRECTIORY option to convert all Fluka files in choosen directory</text:p>
      <text:p text:style-name="P2">5. Fluka files converted into ROOT histos is saved in the directory that you convert. If you are converting one fluka file it stores the ROOT histo in „fluka2root_one_detector.root” file and for whole directory in „fluka2root.root” </text:p>
      <text:p text:style-name="P2">6. If you have any problems click HELP button</text:p>
      <text:p text:style-name="P2">7. If you want to change directory you can always just click CHANGE DIRECTORY button again.</text:p>
      <text:p text:style-name="P2">8. Every time you convert or convert and plot file text above file tree will inform you if the</text:p>
      <text:p text:style-name="P2">convertion ended.</text:p>
      <text:p text:style-name="P2">9. If you want to exit FLOOT just click QUIT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2T12:08:16.26</meta:creation-date>
    <dc:date>2017-11-15T00:45:38.17</dc:date>
    <meta:editing-duration>PT10M4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4" meta:word-count="180" meta:character-count="1087"/>
  </office:meta>
</office:document-meta>
</file>